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B000001C054F262B71D74104E.png" manifest:media-type="image/png"/>
  <manifest:file-entry manifest:full-path="Pictures/100000000000022600000190D45DAABE1DA4EFE6.jpg" manifest:media-type="image/jpeg"/>
  <manifest:file-entry manifest:full-path="Pictures/1000000000000280000001682CA384FCC95F31CB.jpg" manifest:media-type="image/jpeg"/>
  <manifest:file-entry manifest:full-path="Pictures/10000000000003E8000001900F6AF728A1EDAF60.jpg" manifest:media-type="image/jpeg"/>
  <manifest:file-entry manifest:full-path="Pictures/10000000000006400000042B4AFCA5C572A9416C.jpg" manifest:media-type="image/jpeg"/>
  <manifest:file-entry manifest:full-path="Pictures/10000000000006400000042BF1E54AA68B3C221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779cm" svg:height="5.854cm" svg:x="1.889cm" svg:y="1.258cm">
          <draw:image xlink:href="Pictures/10000000000006400000042B4AFCA5C572A9416C.jpg" xlink:type="simple" xlink:show="embed" xlink:actuate="onLoad">
            <text:p/>
          </draw:image>
        </draw:frame>
        <draw:frame draw:style-name="gr1" draw:text-style-name="P1" draw:layer="layout" svg:width="9.302cm" svg:height="6.203cm" svg:x="1.62cm" svg:y="7.767cm">
          <draw:image xlink:href="Pictures/10000000000006400000042BF1E54AA68B3C221E.jpg" xlink:type="simple" xlink:show="embed" xlink:actuate="onLoad">
            <text:p/>
          </draw:image>
        </draw:frame>
        <draw:frame draw:style-name="gr1" draw:text-style-name="P1" draw:layer="layout" svg:width="13.337cm" svg:height="5.334cm" svg:x="1.016cm" svg:y="14.732cm">
          <draw:image xlink:href="Pictures/10000000000003E8000001900F6AF728A1EDAF60.jpg" xlink:type="simple" xlink:show="embed" xlink:actuate="onLoad">
            <text:p/>
          </draw:image>
        </draw:frame>
        <draw:frame draw:style-name="gr1" draw:text-style-name="P1" draw:layer="layout" svg:width="12.672cm" svg:height="7.128cm" svg:x="12.982cm" svg:y="2.27cm">
          <draw:image xlink:href="Pictures/1000000000000280000001682CA384FCC95F31CB.jpg" xlink:type="simple" xlink:show="embed" xlink:actuate="onLoad">
            <text:p/>
          </draw:image>
        </draw:frame>
        <draw:frame draw:style-name="gr1" draw:text-style-name="P1" draw:layer="layout" svg:width="11.938cm" svg:height="8.682cm" svg:x="15.24cm" svg:y="11.638cm">
          <draw:image xlink:href="Pictures/100000000000022600000190D45DAABE1DA4EFE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eptember 2014</text:p>
          </draw:text-box>
        </draw:frame>
        <draw:frame draw:style-name="gr3" draw:text-style-name="P3" draw:layer="layout" svg:width="8.475cm" svg:height="14.221cm" svg:x="9.608cm" svg:y="6.353cm">
          <draw:image xlink:href="Pictures/100000000000010B000001C054F262B71D7410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0T16:01:45.659719597</meta:creation-date>
    <dc:date>2019-01-10T10:26:02.507190727</dc:date>
    <meta:editing-duration>PT56M53S</meta:editing-duration>
    <meta:editing-cycles>2</meta:editing-cycles>
    <meta:generator>LibreOffice/6.0.7.3$Linux_X86_64 LibreOffice_project/00m0$Build-3</meta:generator>
    <meta:document-statistic meta:object-count="32"/>
  </office:meta>
</office:document-meta>
</file>